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6.219cm" fo:margin-left="-0.016cm" fo:margin-right="0.796cm" table:align="margins"/>
    </style:style>
    <style:style style:name="Table17.A" style:family="table-column">
      <style:table-column-properties style:column-width="3.706cm" style:rel-column-width="14975*"/>
    </style:style>
    <style:style style:name="Table17.B" style:family="table-column">
      <style:table-column-properties style:column-width="4.475cm" style:rel-column-width="18083*"/>
    </style:style>
    <style:style style:name="Table17.C" style:family="table-column">
      <style:table-column-properties style:column-width="8.038cm" style:rel-column-width="32477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6.228cm" fo:margin-left="-0.016cm" fo:margin-right="0.787cm" table:align="margins"/>
    </style:style>
    <style:style style:name="Table19.A" style:family="table-column">
      <style:table-column-properties style:column-width="4.607cm" style:rel-column-width="18608*"/>
    </style:style>
    <style:style style:name="Table19.B" style:family="table-column">
      <style:table-column-properties style:column-width="4.387cm" style:rel-column-width="17717*"/>
    </style:style>
    <style:style style:name="Table19.C" style:family="table-column">
      <style:table-column-properties style:column-width="7.234cm" style:rel-column-width="29210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C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AAAA</text:p>
      <text:h text:style-name="P3" text:outline-level="2">Bandbox</text:h>
      <text:p text:style-name="Text_20_body"><draw:frame draw:style-name="fr1" draw:name="graphics1" text:anchor-type="paragraph" svg:width="7.25cm" svg:height="3.413cm" draw:z-index="1"><draw:image xlink:href="../images/bandbox.jpg" xlink:type="simple" xlink:show="embed" xlink:actuate="onLoad"/></draw:frame>Bandbox is composed of two parts, an input box and a popup.</text:p>
      <text:h text:style-name="Heading_20_3" text:outline-level="3">Input Box</text:h>
      <text:p text:style-name="Text_20_body_20_indent"><draw:frame draw:style-name="fr1" draw:name="graphics3" text:anchor-type="paragraph" svg:width="14.684cm" svg:height="2.54cm" draw:z-index="3"><draw:image xlink:href="../images/bandbox-span.jpg" xlink:type="simple" xlink:show="embed" xlink:actuate="onLoad"/></draw:frame></text:p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span.bandbox</text:span></text:p>
          </table:table-cell>
          <table:table-cell table:style-name="Table17.A2" office:value-type="string">
            <text:p text:style-name="P1">The outline of combbox</text:p>
          </table:table-cell>
          <table:table-cell table:style-name="Table17.C2" office:value-type="string">
            <text:p text:style-name="P1"><text:span text:style-name="Source_20_Text">border: 0; </text:span></text:p>
            <text:p text:style-name="P1"><text:span text:style-name="Source_20_Text">padding: 0; </text:span></text:p>
            <text:p text:style-name="P1"><text:span text:style-name="Source_20_Text">margin: 0; </text:span></text:p>
            <text:p text:style-name="P1"><text:span text:style-name="Source_20_Text">white-space: nowrap;</text:span></text:p>
          </table:table-cell>
        </table:table-row>
      </table:table>
      <text:p text:style-name="Standard"/>
      <text:h text:style-name="Heading_20_3" text:outline-level="3">Popup</text:h>
      <text:p text:style-name="Text_20_body_20_indent_20_2"><draw:frame draw:style-name="fr1" draw:name="graphics2" text:anchor-type="paragraph" svg:width="15.558cm" svg:height="5.821cm" draw:z-index="2"><draw:image xlink:href="../images/bandbox-pp.jpg" xlink:type="simple" xlink:show="embed" xlink:actuate="onLoad"/></draw:frame></text:p>
      <text:p text:style-name="Standard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2">CSS Definition</text:p>
          </table:table-cell>
          <table:table-cell table:style-name="Table19.A1" office:value-type="string">
            <text:p text:style-name="P2">Description</text:p>
          </table:table-cell>
          <table:table-cell table:style-name="Table19.C1" office:value-type="string">
            <text:p text:style-name="P2">Default Values</text:p>
          </table:table-cell>
        </table:table-row>
        <table:table-row>
          <table:table-cell table:style-name="Table19.A2" office:value-type="string">
            <text:p text:style-name="P1"><text:span text:style-name="Source_20_Text">div.bandboxpp</text:span></text:p>
          </table:table-cell>
          <table:table-cell table:style-name="Table19.A2" office:value-type="string">
            <text:p text:style-name="P1">Popup of bandbox</text:p>
          </table:table-cell>
          <table:table-cell table:style-name="Table19.C2" office:value-type="string">
            <text:p text:style-name="P1"><text:span text:style-name="Source_20_Text">display: block; </text:span></text:p>
            <text:p text:style-name="P1"><text:span text:style-name="Source_20_Text">position: absolute; </text:span></text:p>
            <text:p text:style-name="P1"><text:span text:style-name="Source_20_Text">z-index: 88000;</text:span></text:p>
            <text:p text:style-name="P1"><text:span text:style-name="Source_20_Text">background: white; </text:span></text:p>
            <text:p text:style-name="P1"><text:span text:style-name="Source_20_Text">border: 1px solid black; </text:span></text:p>
            <text:p text:style-name="P1"><text:span text:style-name="Source_20_Text">padding: 2px;</text:span></text:p>
            <text:p text:style-name="P1"><text:span text:style-name="Source_20_Text">font-size: x-small;</text:span></text:p>
          </table:table-cell>
        </table:table-row>
      </table:table>
      <text:p text:style-name="Standard"/>
      <text:p text:style-name="Heading_20_4">Customize the Background</text:p>
      <text:p text:style-name="Text_20_body_20_indent_20_2">The way to customize the background color of popup is to change the background attribute of <text:span text:style-name="Numbering_20_Symbols">div.comboboxpp</text:span>.</text:p>
      <text:p text:style-name="Text_20_body"><draw:frame draw:style-name="fr2" draw:name="graphics510" text:anchor-type="paragraph" svg:width="7.011cm" svg:height="3.149cm" draw:z-index="0"><draw:image xlink:href="../images/bandbox-pp-green.jpg" xlink:type="simple" xlink:show="embed" xlink:actuate="onLoad"/></draw:frame></text:p>
      <text:p text:style-name="Code_20_Indent_20_2">div.bandboxpp{</text:p>
      <text:p text:style-name="Code_20_Indent_20_2"><text:tab/>background: #EEF3E2;</text:p>
      <text:p text:style-name="Code_20_Indent_20_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2-15T12:01:12</dc:date>
    <dc:language>en-US</dc:language>
    <meta:editing-cycles>12</meta:editing-cycles>
    <meta:editing-duration>PT1H35M13S</meta:editing-duration>
    <meta:user-defined meta:name="Info 1"/>
    <meta:user-defined meta:name="Info 2"/>
    <meta:user-defined meta:name="Info 3"/>
    <meta:user-defined meta:name="Info 4"/>
    <meta:document-statistic meta:table-count="2" meta:image-count="4" meta:object-count="0" meta:page-count="2" meta:paragraph-count="31" meta:word-count="87" meta:character-count="573"/>
  </office:meta>
</office:document-meta>
</file>